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TPFileEntryParserFactory.createOS2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TPFileEntryParserFactory.createNTFTPEntry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FTPFileEntryParserFactory.createMVS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TPFileEntryParserFactory.createNetware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TPFileEntryParserFactory.createUnix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TPFileEntryParserFactory.createFileEntryParser( FTPCli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TPFileEntryParserFactory.createFileEntryParser( String key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DefaultFTPFileEntryParserFactory.createOS400FTPEntryPars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FTPFileEntryParserFactory.createVMSVersioning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